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9d90" officeooo:paragraph-rsid="00019d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and welcome to the aircraft HUD demo and setup videos</text:p>
      <text:p text:style-name="P1"/>
      <text:p text:style-name="P1">In part 1 I will give you a short overview of what aircraft HUD is and what it can can do for you</text:p>
      <text:p text:style-name="P1"/>
      <text:p text:style-name="P1">Aircraft HUD will provide you a head up display like you know it from many modern aircrafts, be it private jets, fighters or helicopters.</text:p>
      <text:p text:style-name="P1"/>
      <text:p text:style-name="P1"/>
      <text:p text:style-name="P1"/>
      <text:p text:style-name="P1"/>
      <text:p text:style-name="P1"/>
      <text:p text:style-name="P1">Aircraft HUD can be used as a opaque material, that can be applied to a static mesh actor, i.e. a plane-mesh that represents one of your cockpit instruments</text:p>
      <text:p text:style-name="P1"/>
      <text:p text:style-name="P1">Or you use the HUD material in a transparent mode to paint the HUD directly on your cockpit window</text:p>
      <text:p text:style-name="P1"/>
      <text:p text:style-name="P1">If you are using a head mounted stereo display, like the Oculus rift, another feature of the Aircraft HUD will be very intresting to you : The bump offset. In bump offset Mode, the Aircraft HUD will display its information in a parallax mode, that means, the indicator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18:18:57.864000000</meta:creation-date>
    <dc:date>2018-05-05T18:27:36.642000000</dc:date>
    <meta:editing-duration>PT8M39S</meta:editing-duration>
    <meta:editing-cycles>1</meta:editing-cycles>
    <meta:document-statistic meta:table-count="0" meta:image-count="0" meta:object-count="0" meta:page-count="1" meta:paragraph-count="6" meta:word-count="153" meta:character-count="817" meta:non-whitespace-character-count="669"/>
    <meta:generator>LibreOffice/5.4.6.2$Windows_X86_64 LibreOffice_project/4014ce260a04f1026ba855d3b8d91541c224eab8</meta:generator>
  </office:meta>
</office:document-meta>
</file>